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C7000000C74D41B8B6.png" manifest:media-type="image/png"/>
  <manifest:file-entry manifest:full-path="Pictures/10000201000000C8000000C853F7CF76.png" manifest:media-type="image/png"/>
  <manifest:file-entry manifest:full-path="Pictures/10000201000000C8000000CEF18D2FC2.png" manifest:media-type="image/png"/>
  <manifest:file-entry manifest:full-path="Pictures/100002010000006400000064E0A507D5.png" manifest:media-type="image/png"/>
  <manifest:file-entry manifest:full-path="Pictures/10000201000000C8000000C8F66BE525.png" manifest:media-type="image/png"/>
  <manifest:file-entry manifest:full-path="Pictures/10000201000000C8000000C819EFA2C3.png" manifest:media-type="image/png"/>
  <manifest:file-entry manifest:full-path="Pictures/100002000000054D00000274B775D24F.png" manifest:media-type="image/png"/>
  <manifest:file-entry manifest:full-path="Pictures/100002010000006400000064C18E0321.png" manifest:media-type="image/png"/>
  <manifest:file-entry manifest:full-path="Pictures/100002010000007800000078B10FDF7D.png" manifest:media-type="image/png"/>
  <manifest:file-entry manifest:full-path="Pictures/10000201000000C8000000C85A641F0E.png" manifest:media-type="image/png"/>
  <manifest:file-entry manifest:full-path="Pictures/10000201000000C8000000C8AD0D9FB8.png" manifest:media-type="image/png"/>
  <manifest:file-entry manifest:full-path="Pictures/10000201000000C8000000C87C584977.png" manifest:media-type="image/png"/>
  <manifest:file-entry manifest:full-path="Pictures/10000201000000C8000000C89FAFDF8F.png" manifest:media-type="image/png"/>
  <manifest:file-entry manifest:full-path="Pictures/10000000000003D3000002270F18A8E7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4.935cm, 0cm, 1.527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marker-end="Squar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marker-end="Small_20_Arrow" draw:textarea-vertical-align="middle" draw:color-mode="standard" draw:luminance="0%" draw:contrast="0%" draw:gamma="100%" draw:red="0%" draw:green="0%" draw:blue="0%" fo:clip="rect(0cm, 7.454cm, 0cm, 0.952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.1cm" svg:height="21.08cm" svg:x="0cm" svg:y="0cm">
          <draw:image xlink:href="Pictures/10000000000003D3000002270F18A8E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<text:span text:style-name="T1">O nosso agile board (ou kanban) era muito útil. Certamente uma visão dos projetos neste formato faz falta.</text:span></text:p>
              <text:p><text:span text:style-name="T1">Foto: André Oliveira</text:span></text:p>
            </draw:text-box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3" draw:text-style-name="P1" draw:layer="layout" svg:width="3cm" svg:height="3cm" svg:x="3.5cm" svg:y="3cm">
          <draw:image xlink:href="Pictures/10000201000000C8000000C87C584977.png" xlink:type="simple" xlink:show="embed" xlink:actuate="onLoad">
            <text:p/>
          </draw:image>
        </draw:frame>
        <draw:frame draw:style-name="gr3" draw:text-style-name="P1" draw:layer="layout" svg:width="3cm" svg:height="3cm" svg:x="6.8cm" svg:y="2.9cm">
          <draw:image xlink:href="Pictures/10000201000000C8000000C8AD0D9FB8.png" xlink:type="simple" xlink:show="embed" xlink:actuate="onLoad">
            <text:p/>
          </draw:image>
        </draw:frame>
        <draw:frame draw:style-name="gr3" draw:text-style-name="P1" draw:layer="layout" svg:width="3cm" svg:height="3cm" svg:x="5cm" svg:y="5.9cm">
          <draw:image xlink:href="Pictures/10000201000000C8000000C819EFA2C3.png" xlink:type="simple" xlink:show="embed" xlink:actuate="onLoad">
            <text:p/>
          </draw:image>
        </draw:frame>
        <draw:frame draw:style-name="gr3" draw:text-style-name="P1" draw:layer="layout" svg:width="3cm" svg:height="3cm" svg:x="16.9cm" svg:y="16.3cm">
          <draw:image xlink:href="Pictures/10000201000000C8000000C89FAFDF8F.png" xlink:type="simple" xlink:show="embed" xlink:actuate="onLoad">
            <text:p/>
          </draw:image>
        </draw:frame>
        <draw:frame draw:style-name="gr3" draw:text-style-name="P1" draw:layer="layout" svg:width="3cm" svg:height="3cm" svg:x="15.4cm" svg:y="13.4cm">
          <draw:image xlink:href="Pictures/10000201000000C8000000C85A641F0E.png" xlink:type="simple" xlink:show="embed" xlink:actuate="onLoad">
            <text:p/>
          </draw:image>
        </draw:frame>
        <draw:frame draw:style-name="gr3" draw:text-style-name="P1" draw:layer="layout" svg:width="3cm" svg:height="3cm" svg:x="18.8cm" svg:y="13.4cm">
          <draw:image xlink:href="Pictures/10000201000000C8000000C8F66BE525.png" xlink:type="simple" xlink:show="embed" xlink:actuate="onLoad">
            <text:p/>
          </draw:image>
        </draw:frame>
        <draw:frame draw:style-name="gr3" draw:text-style-name="P1" draw:layer="layout" svg:width="3.014cm" svg:height="3cm" svg:x="0.8cm" svg:y="17.2cm">
          <draw:image xlink:href="Pictures/100002010000007800000078B10FDF7D.png" xlink:type="simple" xlink:show="embed" xlink:actuate="onLoad">
            <text:p/>
          </draw:image>
        </draw:frame>
        <draw:frame draw:style-name="gr3" draw:text-style-name="P1" draw:layer="layout" svg:width="3.012cm" svg:height="3cm" svg:x="4.268cm" svg:y="17.2cm">
          <draw:image xlink:href="Pictures/100002010000006400000064E0A507D5.png" xlink:type="simple" xlink:show="embed" xlink:actuate="onLoad">
            <text:p/>
          </draw:image>
        </draw:frame>
        <draw:frame draw:style-name="gr3" draw:text-style-name="P1" draw:layer="layout" svg:width="3cm" svg:height="3cm" svg:x="16.8cm" svg:y="2.9cm">
          <draw:image xlink:href="Pictures/10000201000000C8000000CEF18D2FC2.png" xlink:type="simple" xlink:show="embed" xlink:actuate="onLoad">
            <text:p/>
          </draw:image>
        </draw:frame>
        <draw:frame draw:style-name="gr3" draw:text-style-name="P1" draw:layer="layout" svg:width="3cm" svg:height="3cm" svg:x="20.2cm" svg:y="2.9cm">
          <draw:image xlink:href="Pictures/10000201000000C8000000C853F7CF76.png" xlink:type="simple" xlink:show="embed" xlink:actuate="onLoad">
            <text:p/>
          </draw:image>
        </draw:frame>
        <draw:frame draw:style-name="gr3" draw:text-style-name="P1" draw:layer="layout" svg:width="3cm" svg:height="3cm" svg:x="18.4cm" svg:y="5.9cm">
          <draw:image xlink:href="Pictures/100002010000006400000064C18E03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>
            <draw:text-box>
              <text:p>Temos muitos times de engenheiros no escritório de Recife. Um agile board era uma boa maneira de os times comunicarem seu estado entre si e para os outros.</text:p>
              <text:p>Fotos retiradas de <text:a xlink:href="http://in.liferay.com/" xlink:type="simple">http://in.liferay.com</text:a> e editadas com <text:a xlink:href="http://www.online-image-editor.com/" xlink:type="simple">http://www.online-image-editor.com/</text:a></text:p>
            </draw:text-box>
          </draw:frame>
        </presentation:notes>
      </draw:page>
      <draw:page draw:name="page3" draw:style-name="dp1" draw:master-page-name="Padrão">
        <office:forms form:automatic-focus="false" form:apply-design-mode="false"/>
        <draw:frame draw:style-name="gr4" draw:text-style-name="P1" draw:layer="layout" svg:width="3cm" svg:height="3cm" svg:x="8cm" svg:y="11.345cm">
          <draw:image xlink:href="Pictures/10000201000000C7000000C74D41B8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frame draw:style-name="gr5" draw:text-style-name="P1" draw:layer="layout" svg:width="28cm" svg:height="17.2cm" svg:x="0cm" svg:y="2.1cm">
          <draw:image xlink:href="Pictures/100002000000054D00000274B775D24F.png" xlink:type="simple" xlink:show="embed" xlink:actuate="onLoad">
            <text:p/>
          </draw:image>
        </draw:frame>
        <draw:frame draw:style-name="gr4" draw:text-style-name="P1" draw:layer="layout" svg:width="3cm" svg:height="3cm" svg:x="8cm" svg:y="11.345cm">
          <draw:image xlink:href="Pictures/10000201000000C7000000C74D41B8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ood_20_for_20_slides_3f_" draw:display-name="Good for slides?" draw:style="linear" draw:start-color="#000000" draw:end-color="#2300dc" draw:start-intensity="100%" draw:end-intensity="45%" draw:angle="300" draw:border="0%"/>
    <draw:marker draw:name="Arrow" svg:viewBox="0 0 20 30" svg:d="M10 0l-10 30h20z"/>
    <draw:marker draw:name="Small_20_Arrow" draw:display-name="Small Arrow" svg:viewBox="0 0 1321 3493" svg:d="M1321 3493h-1321l702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gradient" draw:fill-gradient-name="Good_20_for_20_slides_3f_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ood_20_for_20_slides_3f_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4T05:59:11.926566419</meta:creation-date>
    <dc:date>2015-03-24T19:15:31.940632819</dc:date>
    <meta:editing-duration>PT2H2M14S</meta:editing-duration>
    <meta:editing-cycles>24</meta:editing-cycles>
    <meta:generator>LibreOffice/4.2.7.2$Linux_x86 LibreOffice_project/420m0$Build-2</meta:generator>
    <meta:document-statistic meta:object-count="44"/>
  </office:meta>
</office:document-meta>
</file>